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svg:stroke-width="0.025cm" draw:marker-start-width="0.237cm" draw:marker-end-width="0.237cm" draw:fill="solid" draw:fill-color="#e6e6ff" draw:textarea-horizontal-align="justify" draw:textarea-vertical-align="middle" draw:auto-grow-height="false" fo:min-height="0cm" fo:padding-top="0.137cm" fo:padding-bottom="0.137cm" fo:padding-left="0.262cm" fo:padding-right="0.26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font-size="9pt" style:font-size-asian="9pt" style:font-size-complex="9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'Times New Roman'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65cm" svg:height="6.985cm" svg:x="4.405cm" svg:y="4.81cm">
          <text:p/>
          <draw:enhanced-geometry svg:viewBox="0 0 21600 21600" draw:path-stretchpoint-x="10800" draw:path-stretchpoint-y="10800" draw:text-areas="?f3 ?f4 ?f5 ?f6" draw:type="round-rectangle" draw:modifiers="2325.1073575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87cm" svg:height="1.214cm" svg:x="5.187cm" svg:y="5.22cm">
          <text:p text:style-name="P1"><text:span text:style-name="T1">Pre-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9" draw:id="id9" draw:layer="layout" svg:width="2.871cm" svg:height="1.726cm" svg:x="1.259cm" svg:y="6.66cm">
          <text:p text:style-name="P1"><text:span text:style-name="T2">API</text:span></text:p>
          <text:p text:style-name="P1"><text:span text:style-name="T2">Docum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13.3cm" svg:y1="6.435cm" svg:x2="13.313cm" svg:y2="6.92cm" draw:start-shape="id1" draw:start-glue-point="2" draw:end-shape="id2" draw:end-glue-point="0" svg:d="M13300 6435l13 485">
          <text:p/>
        </draw:connector>
        <draw:custom-shape draw:style-name="gr2" draw:text-style-name="P5" xml:id="id1" draw:id="id1" draw:layer="layout" svg:width="2.87cm" svg:height="1.214cm" svg:x="11.865cm" svg:y="5.221cm">
          <text:p text:style-name="P4"><text:span text:style-name="T3">Text Analysis</text:span></text:p>
          <text:p text:style-name="P4"><text:span text:style-name="T3">Engin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" draw:id="id2" draw:layer="layout" svg:width="2.87cm" svg:height="1.214cm" svg:x="11.878cm" svg:y="6.92cm">
          <text:p text:style-name="P1"><text:span text:style-name="T1">Constraint</text:span><text:span text:style-name="T1"><text:line-break/></text:span><text:span text:style-name="T1">Extrac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8.057cm" svg:y1="5.827cm" svg:x2="8.515cm" svg:y2="5.828cm" draw:start-shape="id3" draw:start-glue-point="1" draw:end-shape="id4" draw:end-glue-point="3" svg:d="M8057 5827l458 1">
          <text:p/>
        </draw:connector>
        <draw:custom-shape draw:style-name="gr3" draw:text-style-name="P3" xml:id="id8" draw:id="id8" draw:layer="layout" svg:width="2.871cm" svg:height="1.726cm" svg:x="15.524cm" svg:y="10.125cm">
          <text:p text:style-name="P1"><text:span text:style-name="T2">Temporal</text:span><text:span text:style-name="T2"><text:line-break/></text:span><text:span text:style-name="T2">Constrai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5" xml:id="id10" draw:id="id10" draw:layer="layout" svg:width="2.87cm" svg:height="1.214cm" svg:x="8.49cm" svg:y="10.38cm">
          <text:p text:style-name="P4"><text:span text:style-name="T3">Type Analyz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6" draw:id="id6" draw:layer="layout" svg:width="2.87cm" svg:height="1.214cm" svg:x="8.49cm" svg:y="8.675cm">
          <text:p text:style-name="P4"><text:span text:style-name="T3">Semantic</text:span></text:p>
          <text:p text:style-name="P4"><text:span text:style-name="T3">Graph</text:span></text:p>
          <text:p text:style-name="P4"><text:span text:style-name="T3">Genera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5" xml:id="id5" draw:id="id5" draw:layer="layout" svg:width="2.87cm" svg:height="1.214cm" svg:x="11.871cm" svg:y="3.305cm">
          <text:p text:style-name="P4"><text:span text:style-name="T3">NLP Parser 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7" draw:id="id7" draw:layer="layout" svg:width="2.871cm" svg:height="1.27cm" svg:x="11.853cm" svg:y="8.635cm">
          <text:p text:style-name="P1"><text:span text:style-name="T2">Domain</text:span><text:span text:style-name="T2"><text:line-break/></text:span><text:span text:style-name="T2">Dictionar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3.306cm" svg:y1="4.519cm" svg:x2="13.3cm" svg:y2="5.221cm" draw:start-shape="id5" draw:start-glue-point="2" draw:end-shape="id1" draw:end-glue-point="0" svg:d="M13306 4519l-6 702">
          <text:p/>
        </draw:connector>
        <draw:connector draw:style-name="gr6" draw:text-style-name="P1" draw:layer="layout" draw:type="line" svg:x1="11.36cm" svg:y1="9.282cm" svg:x2="11.853cm" svg:y2="9.27cm" draw:start-shape="id6" draw:start-glue-point="1" draw:end-shape="id7" draw:end-glue-point="5" svg:d="M11360 9282l493-12">
          <text:p/>
        </draw:connector>
        <draw:connector draw:style-name="gr6" draw:text-style-name="P1" draw:layer="layout" draw:type="line" svg:x1="13.288cm" svg:y1="8.635cm" svg:x2="13.313cm" svg:y2="8.134cm" draw:start-shape="id7" draw:start-glue-point="4" draw:end-shape="id2" draw:end-glue-point="2" svg:d="M13288 8635l25-501">
          <text:p/>
        </draw:connector>
        <draw:connector draw:style-name="gr6" draw:text-style-name="P1" draw:layer="layout" svg:x1="14.748cm" svg:y1="7.527cm" svg:x2="16.959cm" svg:y2="10.125cm" draw:start-shape="id2" draw:start-glue-point="1" draw:end-shape="id8" svg:d="M14748 7527h2211v2598">
          <text:p/>
        </draw:connector>
        <draw:connector draw:style-name="gr6" draw:text-style-name="P1" draw:layer="layout" draw:line-skew="-1.6cm" svg:x1="4.13cm" svg:y1="7.523cm" svg:x2="8.49cm" svg:y2="9.282cm" draw:start-shape="id9" draw:start-glue-point="7" draw:end-shape="id6" svg:d="M4130 7523h574v1759h3786">
          <text:p/>
        </draw:connector>
        <draw:connector draw:style-name="gr6" draw:text-style-name="P1" draw:layer="layout" draw:line-skew="-1.6cm" svg:x1="4.13cm" svg:y1="7.523cm" svg:x2="8.49cm" svg:y2="10.987cm" draw:start-shape="id9" draw:start-glue-point="7" draw:end-shape="id10" draw:end-glue-point="3" svg:d="M4130 7523h574v3464h3786">
          <text:p/>
        </draw:connector>
        <draw:connector draw:style-name="gr6" draw:text-style-name="P1" draw:layer="layout" draw:type="line" svg:x1="11.36cm" svg:y1="10.987cm" svg:x2="15.524cm" svg:y2="10.988cm" draw:start-shape="id10" draw:start-glue-point="1" draw:end-shape="id8" svg:d="M11360 10987l4164 1">
          <text:p/>
        </draw:connector>
        <draw:custom-shape draw:style-name="gr2" draw:text-style-name="P2" xml:id="id4" draw:id="id4" draw:layer="layout" svg:width="2.87cm" svg:height="1.214cm" svg:x="8.515cm" svg:y="5.221cm">
          <text:p text:style-name="P2">Candidate</text:p>
          <text:p text:style-name="P2">Identifi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12" draw:id="id12" draw:layer="layout" svg:width="2.871cm" svg:height="1.27cm" svg:x="8.52cm" svg:y="6.95cm">
          <text:p text:style-name="P3"><text:span text:style-name="T2"><text:line-break/></text:span><text:span text:style-name="T2">Model</text:span><text:span text:style-name="T2"><text:line-break/></text:span><text:span text:style-name="T2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2" xml:id="id11" draw:id="id11" draw:layer="layout" svg:width="2.87cm" svg:height="1.214cm" svg:x="5.215cm" svg:y="6.974cm">
          <text:p text:style-name="P2"><text:span text:style-name="T1">Model</text:span><text:span text:style-name="T1"><text:line-break/></text:span><text:span text:style-name="T1">Trainer*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4.13cm" svg:y1="7.523cm" svg:x2="5.187cm" svg:y2="5.827cm" draw:start-shape="id9" draw:start-glue-point="7" draw:end-shape="id3" draw:end-glue-point="3" svg:d="M4130 7523h522v-1696h535">
          <text:p/>
        </draw:connector>
        <draw:connector draw:style-name="gr6" draw:text-style-name="P1" draw:layer="layout" draw:type="line" svg:x1="11.385cm" svg:y1="5.828cm" svg:x2="11.865cm" svg:y2="5.828cm" draw:start-shape="id4" draw:start-glue-point="1" draw:end-shape="id1" draw:end-glue-point="3" svg:d="M11385 5828h480">
          <text:p/>
        </draw:connector>
        <draw:connector draw:style-name="gr6" draw:text-style-name="P1" draw:layer="layout" draw:type="line" svg:x1="4.13cm" svg:y1="7.523cm" svg:x2="5.215cm" svg:y2="7.581cm" draw:start-shape="id9" draw:start-glue-point="7" draw:end-shape="id11" draw:end-glue-point="3" svg:d="M4130 7523l1085 58">
          <text:p/>
        </draw:connector>
        <draw:connector draw:style-name="gr6" draw:text-style-name="P1" draw:layer="layout" draw:type="line" svg:x1="8.085cm" svg:y1="7.581cm" svg:x2="8.52cm" svg:y2="7.585cm" draw:start-shape="id11" draw:start-glue-point="1" draw:end-shape="id12" draw:end-glue-point="5" svg:d="M8085 7581l435 4">
          <text:p/>
        </draw:connector>
        <draw:connector draw:style-name="gr6" draw:text-style-name="P1" draw:layer="layout" draw:type="line" svg:x1="9.955cm" svg:y1="6.95cm" svg:x2="9.95cm" svg:y2="6.435cm" draw:start-shape="id12" draw:start-glue-point="4" draw:end-shape="id4" draw:end-glue-point="2" svg:d="M9955 6950l-5-515">
          <text:p/>
        </draw:connector>
        <draw:frame draw:style-name="gr8" draw:text-style-name="P6" draw:layer="layout" svg:width="1.903cm" svg:height="0.603cm" svg:x="12.43cm" svg:y="11.93cm">
          <draw:text-box>
            <text:p><text:span text:style-name="T1">* Opt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2-03T19:59:48.04</dc:date>
    <meta:generator>OpenOffice/4.1.1$Win32 OpenOffice.org_project/411m6$Build-9775</meta:generator>
    <meta:editing-duration>PT3H39S</meta:editing-duration>
    <meta:editing-cycles>18</meta:editing-cycles>
    <dc:creator>Rahul Pandita</dc:creator>
    <meta:document-statistic meta:object-count="28"/>
  </office:meta>
</office:document-meta>
</file>